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Text_20_body" style:list-style-name="L13"/>
    <style:style style:name="P3" style:family="paragraph" style:parent-style-name="Text_20_body" style:list-style-name="L14"/>
    <style:style style:name="P4" style:family="paragraph" style:parent-style-name="Text_20_body" style:list-style-name="L15"/>
    <style:style style:name="P5" style:family="paragraph" style:parent-style-name="Text_20_body" style:list-style-name="L16"/>
    <style:style style:name="P6" style:family="paragraph" style:parent-style-name="Text_20_body">
      <style:text-properties style:font-name="Courier New" fo:font-size="10pt" style:font-size-asian="10pt" style:font-size-complex="10pt"/>
    </style:style>
    <style:style style:name="P7" style:family="paragraph" style:parent-style-name="Text_20_body" style:list-style-name="L13">
      <style:paragraph-properties fo:margin-top="0cm" fo:margin-bottom="0cm"/>
    </style:style>
    <style:style style:name="P8" style:family="paragraph" style:parent-style-name="Text_20_body" style:list-style-name="L15">
      <style:paragraph-properties fo:margin-top="0cm" fo:margin-bottom="0cm"/>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style:text-properties style:font-name="Times New Roman" fo:font-size="12pt" style:font-size-asian="12pt" style:font-size-complex="12pt"/>
    </style:style>
    <style:style style:name="P11" style:family="paragraph" style:parent-style-name="Preformatted_20_Text">
      <style:paragraph-properties fo:margin-top="0cm" fo:margin-bottom="0.499cm" fo:line-height="100%"/>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0032</text:p>
          </table:table-cell>
        </table:table-row>
        <table:table-row>
          <table:table-cell office:value-type="string">
            <text:p text:style-name="P1">Date:</text:p>
          </table:table-cell>
          <table:table-cell table:style-name="Tableau1.B1" office:value-type="string">
            <text:p text:style-name="Table_20_Contents">2015–09-08</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span text:style-name="Source_20_Text"/></text:p>
      <text:p text:style-name="Heading"><text:span text:style-name="Source_20_Text">variant&lt;Ts...&gt;</text:span>, <text:span text:style-name="Source_20_Text">any</text:span> and <text:span text:style-name="Source_20_Text">optional&lt;T&gt;</text:span> Coherency </text:p>
      <text:p text:style-name="Text_20_body"/>
      <text:p text:style-name="Text_20_body">This paper identifies some minor inconveni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and thus the inconveniences).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2">Introduction<text:tab/>1</text:p>
          <text:p text:style-name="P12">Motivation and Scope<text:tab/>2</text:p>
          <text:p text:style-name="P12">Proposal<text:tab/>3</text:p>
          <text:p text:style-name="P12">Design rationale<text:tab/>4</text:p>
          <text:p text:style-name="P13">any in_place constructor<text:tab/>4</text:p>
          <text:p text:style-name="P13">any emplace forward member function<text:tab/>4</text:p>
          <text:p text:style-name="P13">About empty()/explicit operator bool() member functions<text:tab/>5</text:p>
          <text:p text:style-name="P13">About clear()/reset() member functions<text:tab/>5</text:p>
          <text:p text:style-name="P13">About the constant none<text:tab/>5</text:p>
          <text:p text:style-name="P13">Do we need a specific type for none<text:tab/>5</text:p>
          <text:p text:style-name="P13">About a none_t type implicitly convertible to any and optional<text:tab/>6</text:p>
          <text:p text:style-name="P13">Do we need an explicit make_any factory?<text:tab/>6</text:p>
          <text:p text:style-name="P13">About emplace factories<text:tab/>6</text:p>
          <text:p text:style-name="P13">Which file for in_place_t and in_place?<text:tab/>7</text:p>
          <text:p text:style-name="P13">Getters versus cast<text:tab/>7</text:p>
          <text:p text:style-name="P13">Generic sum_cast<text:tab/>7</text:p>
          <text:p text:style-name="P12">Open points<text:tab/>7</text:p>
          <text:p text:style-name="P12">Technical Specification<text:tab/>8</text:p>
          <text:p text:style-name="P12">Acknowledgements<text:tab/>10</text:p>
          <text:p text:style-name="P12">References<text:tab/>11</text:p>
        </text:index-body>
      </text:table-of-content>
      <text:p text:style-name="Text_20_body"/>
      <text:h text:style-name="Heading_20_1" text:outline-level="1"><text:bookmark text:name="user-content-introduction"/>Introduction</text:h>
      <text:p text:style-name="Text_20_body">This paper identifies some minor inconveniences in the design of <text:span text:style-name="Source_20_Text">variant&lt;Ts...&gt;</text:span>, <text:span text:style-name="Source_20_Text">any</text:span> and <text:span text:style-name="Source_20_Text">optional</text:span>, diagnoses them as owing to unnecessary asymmetry between those classes, and proposes wording to eliminate the asymmetry (and thus the inconveniences). </text:p>
      <text:p text:style-name="Text_20_body"><text:soft-page-break/>The identified issues are related to the last Fundamental TS proposal [N4480] and the variant proposal [N4542] and concerns mainly:</text:p>
      <text:list xml:id="list1160139003" text:style-name="L13">
        <text:list-item>
          <text:p text:style-name="P7">coherency of functions that behave the same but that are named differently, </text:p>
        </text:list-item>
        <text:list-item>
          <text:p text:style-name="P7">replace the <text:span text:style-name="T1">in_place</text:span> tag by a function. Add overloads for type and index.</text:p>
        </text:list-item>
        <text:list-item>
          <text:p text:style-name="P7">replacement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7">addition of emplace factories for <text:span text:style-name="Source_20_Text">any</text:span> and <text:span text:style-name="Source_20_Text">optional</text:span> classes. </text:p>
        </text:list-item>
        <text:list-item>
          <text:p text:style-name="P7">replacement of the proposed variant <text:span text:style-name="Source_20_Text">get/get_if</text:span> interface by the something like the <text:span text:style-name="Source_20_Text">any_cast</text:span>, <text:span text:style-name="Source_20_Text">variant_cast.</text:span> </text:p>
        </text:list-item>
        <text:list-item>
          <text:p text:style-name="P7">replacement of <text:span text:style-name="Source_20_Text">bad_optional_access</text:span> by <text:span text:style-name="Source_20_Text">bad_optional_cast</text:span> </text:p>
        </text:list-item>
        <text:list-item>
          <text:p text:style-name="P7">replacement of <text:span text:style-name="Source_20_Text">bad_variant_access</text:span> by <text:span text:style-name="Source_20_Text">bad_optional_cast</text:span> </text:p>
        </text:list-item>
        <text:list-item>
          <text:p text:style-name="P2">make <text:span text:style-name="Source_20_Text">bad_optional_cast</text:span> and <text:span text:style-name="Source_20_Text">bad_variant_cast</text:span> inherit from <text:span text:style-name="Source_20_Text">bad_cast</text:span> </text:p>
        </text:list-item>
      </text:list>
      <text:h text:style-name="Heading_20_1" text:outline-level="1"><text:bookmark text:name="user-content-motivation-and-scope"/>Motivation and Scope</text:h>
      <text:p text:style-name="Text_20_body">Both <text:span text:style-name="Source_20_Text">optional</text:span> and <text:span text:style-name="Source_20_Text">any</text:span> are classes that can store possibly some underlying type. In the case of <text:span text:style-name="Source_20_Text">optional</text:span> the underlying type is know at compile time, for <text:span text:style-name="Source_20_Text">any</text:span> the underlying type is any and know at run-time. If <text:span text:style-name="Source_20_Text">variant&lt;Ts...&gt; </text:span>proposal ends by supporting possible empty variants, the stored type is any of the <text:span text:style-name="Source_20_Text">Ts</text:span> and know at run-time.</text:p>
      <text:p text:style-name="Text_20_body">The following incoherencies have been identified:</text:p>
      <text:list xml:id="list1593258352" text:style-name="L14">
        <text:list-item>
          <text:p text:style-name="P3"><text:span text:style-name="Source_20_Text">variant&lt;Ts...&gt;</text:span> and <text:span text:style-name="Source_20_Text">optional</text:span> provides in place construction with different syntax while <text:span text:style-name="Source_20_Text">any</text:span> requires a specific instance.</text:p>
        </text:list-item>
        <text:list-item>
          <text:p text:style-name="P3"><text:span text:style-name="Source_20_Text">variant&lt;Ts...&gt;</text:span> and <text:span text:style-name="Source_20_Text">optional</text:span> provides emplace assignment while <text:span text:style-name="Source_20_Text">any</text:span> requires a specific instance to be assigned. </text:p>
        </text:list-item>
        <text:list-item>
          <text:p text:style-name="P3">The in place tags for <text:span text:style-name="Source_20_Text">variant&lt;Ts...&gt;</text:span> and <text:span text:style-name="Source_20_Text">optional</text:span> are different. However the name should be the same.</text:p>
        </text:list-item>
        <text:list-item>
          <text:p text:style-name="P3"><text:span text:style-name="Source_20_Text">any</text:span> provides <text:span text:style-name="Source_20_Text">any::clear()</text:span> to unset the value while <text:span text:style-name="Source_20_Text">optional</text:span> uses assignment from a <text:span text:style-name="Source_20_Text">nullopt_t</text:span>. If <text:span text:style-name="Source_20_Text">variant&lt;Ts...&gt; </text:span>proposal ends by supporting possibly empty variants, we expect that it will have a <text:span text:style-name="Source_20_Text">reset()</text:span> member function.</text:p>
        </text:list-item>
        <text:list-item>
          <text:p text:style-name="P3"><text:span text:style-name="Source_20_Text">optional</text:span> provides a <text:span text:style-name="Source_20_Text">explicit bool</text:span> conversion while <text:span text:style-name="Source_20_Text">any</text:span> provides an <text:span text:style-name="Source_20_Text">any::empty</text:span> member function. If <text:span text:style-name="Source_20_Text">variant&lt;Ts...&gt;</text:span> proposal ends been possibly empty, we expect that it will have a <text:span text:style-name="Source_20_Text">explicit bool</text:span> conversion.</text:p>
        </text:list-item>
        <text:list-item>
          <text:p text:style-name="P3"><text:span text:style-name="Source_20_Text">optional&lt;T&gt;</text:span>, <text:span text:style-name="Source_20_Text">variant&lt;Ts...&gt;</text:span> and <text:span text:style-name="Source_20_Text">any</text:span> provides different interfaces to get the stored value. <text:span text:style-name="Source_20_Text">optional</text:span> uses a <text:span text:style-name="Source_20_Text">value</text:span> member function, <text:span text:style-name="Source_20_Text">variant</text:span> uses a tuple like interface, while <text:span text:style-name="Source_20_Text">any</text:span> uses a cast like interface. As all these classes are in someway sum types, the first two limited and know at compile time, the last unlimited, it seems natural that both provide the same kind of interface. In addition it seems natural that the exception thrown when the access/cast fails inherits from a common exception <text:span text:style-name="T1">bad_cast</text:span>.</text:p>
        </text:list-item>
      </text:list>
      <text:p text:style-name="Text_20_body">The C++ standard should be coherent for features that behave the same way on different types. Instead of creating specific issues, we have preferred to write a specific paper so that we can discuss of the whole view.</text:p>
      <text:h text:style-name="Heading_20_1" text:outline-level="1"><text:bookmark text:name="user-content-proposal"/><text:soft-page-break/>Proposal</text:h>
      <text:p text:style-name="Text_20_body">We propose to: </text:p>
      <text:list xml:id="list1060593665" text:style-name="L15">
        <text:list-item>
          <text:p text:style-name="P4">Replace <text:span text:style-name="Source_20_Text">in_place</text:span> by an overloaded function (see [eggs-variant]).</text:p>
        </text:list-item>
        <text:list-item>
          <text:p text:style-name="P4">In class <text:span text:style-name="Source_20_Text">optional&lt;T&gt;</text:span></text:p>
          <text:list>
            <text:list-item>
              <text:p text:style-name="P8">Add a <text:span text:style-name="Source_20_Text">reset</text:span> member function. </text:p>
            </text:list-item>
          </text:list>
        </text:list-item>
        <text:list-item>
          <text:p text:style-name="P4">Add an <text:span text:style-name="Source_20_Text">optional_cast</text:span> factory.</text:p>
        </text:list-item>
        <text:list-item>
          <text:p text:style-name="P4">Replace <text:span text:style-name="Source_20_Text">bad_optional_access</text:span> by <text:span text:style-name="Source_20_Text">bad_optional_cast</text:span> and make it inherit from <text:span text:style-name="Source_20_Text">bad_cast</text:span>.</text:p>
        </text:list-item>
        <text:list-item>
          <text:p text:style-name="P4">Add an <text:span text:style-name="Source_20_Text">emplace_optional</text:span> factory.</text:p>
        </text:list-item>
        <text:list-item>
          <text:p text:style-name="P4">In class <text:span text:style-name="Source_20_Text">any</text:span></text:p>
          <text:list>
            <text:list-item>
              <text:p text:style-name="P8">make the default constructor constexpr, </text:p>
            </text:list-item>
            <text:list-item>
              <text:p text:style-name="P8">add in place forward constructors, </text:p>
            </text:list-item>
            <text:list-item>
              <text:p text:style-name="P8">add emplace forward member functions, </text:p>
            </text:list-item>
            <text:list-item>
              <text:p text:style-name="P8">rename the <text:span text:style-name="Source_20_Text">empty</text:span> function with an <text:span text:style-name="Source_20_Text">explicit bool</text:span> conversion, </text:p>
            </text:list-item>
            <text:list-item>
              <text:p text:style-name="P8">rename the <text:span text:style-name="Source_20_Text">clear</text:span> member function to <text:span text:style-name="Source_20_Text">reset</text:span>, </text:p>
            </text:list-item>
          </text:list>
        </text:list-item>
        <text:list-item>
          <text:p text:style-name="P4">Add a <text:span text:style-name="Source_20_Text">none</text:span> constexpr variable of type <text:span text:style-name="Source_20_Text">any</text:span>.</text:p>
        </text:list-item>
        <text:list-item>
          <text:p text:style-name="P4">Add an <text:span text:style-name="Source_20_Text">emplace_any</text:span> factory.</text:p>
        </text:list-item>
        <text:list-item>
          <text:p text:style-name="P4">In class <text:span text:style-name="Source_20_Text">variant&lt;T&gt;</text:span></text:p>
          <text:list>
            <text:list-item>
              <text:p text:style-name="P8">Replace the uses of <text:span text:style-name="Source_20_Text">emplace_type_t&lt;T&gt;</text:span>/<text:span text:style-name="Source_20_Text">emplace_index_t&lt;I&gt;</text:span> by <text:span text:style-name="Source_20_Text">in_place_t (&amp;)(unspecified&lt;T&gt;)</text:span>/<text:span text:style-name="Source_20_Text">in_place_t (&amp;)(unspecified&lt;I&gt;)</text:span> </text:p>
            </text:list-item>
            <text:list-item>
              <text:p text:style-name="P8">Replace the uses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8">If <text:span text:style-name="Source_20_Text">variant&lt;Ts...&gt;</text:span> proposal ends been possibly empty, </text:p>
              <text:list>
                <text:list-item>
                  <text:p text:style-name="P8">Add a <text:span text:style-name="Source_20_Text">reset</text:span> member function. </text:p>
                </text:list-item>
                <text:list-item>
                  <text:p text:style-name="P8">Add an <text:span text:style-name="Source_20_Text">explicit bool</text:span> conversion </text:p>
                </text:list-item>
              </text:list>
            </text:list-item>
            <text:list-item>
              <text:p text:style-name="P8">Replace the <text:span text:style-name="Source_20_Text">get&lt;T&gt;(variant&lt;Ts...&gt;)</text:span> by <text:span text:style-name="Source_20_Text">variant_cast&lt;T&gt;(variant&lt;Ts...&gt;)</text:span>. </text:p>
            </text:list-item>
            <text:list-item>
              <text:p text:style-name="P8">Replace the <text:span text:style-name="Source_20_Text">get&lt;I&gt;(variant&lt;Ts...&gt;)</text:span> by <text:span text:style-name="Source_20_Text">variant_cast&lt;I&gt;(variant&lt;Ts...&gt;)</text:span> </text:p>
            </text:list-item>
            <text:list-item>
              <text:p text:style-name="P8">Replace the <text:span text:style-name="Source_20_Text">get_if&lt;T&gt;(variant&lt;Ts...&gt;*)</text:span> by <text:span text:style-name="Source_20_Text">variant_cast&lt;T&gt;(variant&lt;Ts...&gt;*)</text:span>. </text:p>
            </text:list-item>
            <text:list-item>
              <text:p text:style-name="P8">Replace the <text:span text:style-name="Source_20_Text">get_if&lt;I&gt;(variant&lt;Ts...&gt;*)</text:span> by <text:span text:style-name="Source_20_Text">variant_cast&lt;I&gt;(variant&lt;Ts...&gt;*)</text:span> </text:p>
            </text:list-item>
          </text:list>
        </text:list-item>
        <text:list-item>
          <text:p text:style-name="P4">Replace <text:span text:style-name="Source_20_Text">bad_variant_access</text:span> by <text:span text:style-name="Source_20_Text">bad_variant_cast</text:span> and make it inherit from <text:span text:style-name="Source_20_Text">bad_cast</text:span>.</text:p>
        </text:list-item>
      </text:list>
      <text:h text:style-name="Heading_20_1" text:outline-level="1"><text:bookmark text:name="user-content-design-rationale"/><text:soft-page-break/>Design rationale</text:h>
      <text:h text:style-name="Heading_20_2" text:outline-level="2"><text:bookmark text:name="user-content-any-in_place-constructor"/><text:span text:style-name="Source_20_Text">any</text:span> in_place constructor</text:h>
      <text:p text:style-name="Text_20_body"><text:span text:style-name="Source_20_Text">optional&lt;T&gt;</text:span> in place constructor constructs implicitly a <text:span text:style-name="Source_20_Text">T</text:span>. </text:p>
      <text:p text:style-name="Preformatted_20_Text"><text:tab/>template &lt;class... Args&gt; </text:p>
      <text:p text:style-name="P9"><text:tab/>constexpr explicit optional&lt;T&gt;::optional(in_place_t, Args&amp;&amp;... args);</text:p>
      <text:p text:style-name="Text_20_body">In place construct for <text:span text:style-name="Source_20_Text">any</text:span> can not have an implicit type <text:span text:style-name="Source_20_Text">T</text:span>. We need a way to state explicitly which <text:span text:style-name="Source_20_Text">T</text:span> must be constructed in place. The function <text:span text:style-name="Source_20_Text">in_place_t(&amp;)(unspecified&lt;T&gt;)</text:span> is used to convey the type <text:span text:style-name="Source_20_Text">T</text:span> participating in overload resolution.</text:p>
      <text:p text:style-name="Preformatted_20_Text"><text:tab/>template &lt;class T, class ...Args&gt;</text:p>
      <text:p text:style-name="P9"><text:tab/>any(in_place_t(&amp;)(unspecified&lt;T&gt;), , Args&amp;&amp; ...);</text:p>
      <text:p text:style-name="Text_20_body">This can be used as </text:p>
      <text:p text:style-name="P9"><text:tab/>any(in_place&lt;X&gt;, v1, ..., vn);</text:p>
      <text:p text:style-name="P10">where</text:p>
      <text:p text:style-name="P9"><text:span text:style-name="T3"><text:tab/></text:span>template &lt;class T&gt;</text:p>
      <text:p text:style-name="P9"><text:tab/>in_place_t in_place(unspecified&lt;T&gt;) { return {} };</text:p>
      <text:p text:style-name="Text_20_body">Adopting this template class to optional would needs to change the definition of <text:span text:style-name="Source_20_Text">in_place</text:span> to </text:p>
      <text:p text:style-name="P9"><text:tab/>in_place_t in_place(unspecified) { return {} };</text:p>
      <text:p text:style-name="Text_20_body">and </text:p>
      <text:p text:style-name="Preformatted_20_Text"><text:tab/>template &lt;class... Args&gt; </text:p>
      <text:p text:style-name="P9"><text:tab/>constexpr explicit optional&lt;T&gt;::optional(</text:p>
      <text:p text:style-name="P9"><text:tab/><text:tab/>in_place_t (&amp;)(unspecified), Args&amp;&amp;... args);</text:p>
      <text:p text:style-name="Text_20_body">Fortunately using function references would work for any unary function taken the unspecified type and returning <text:span text:style-name="Source_20_Text">in_place_t</text:span> in addition to <text:span text:style-name="Source_20_Text">in_place</text:span>. Of course defining such a function would imply to hack the unspecified type. This can be seen as a hole on this proposal, but the author think that it is better to have a uniform interface than protecting from malicious attacks from a hacker.</text:p>
      <text:p text:style-name="Text_20_body">The same applies to variant. We need an additional overload for <text:span text:style-name="T1">in_place</text:span></text:p>
      <text:p text:style-name="P11"><text:tab/>template &lt;int N&gt;</text:p>
      <text:p text:style-name="P11"><text:tab/>in_place_t in_place(unspecified&lt;N&gt;) { return {} };</text:p>
      <text:h text:style-name="Heading_20_2" text:outline-level="2"><text:bookmark text:name="user-content-any-emplace-forward-member-function"/><text:span text:style-name="Source_20_Text">any</text:span> emplace forward member function</text:h>
      <text:p text:style-name="Text_20_body"><text:span text:style-name="Source_20_Text">optional&lt;T&gt;</text:span> emplace member function emplaces implicitly a <text:span text:style-name="Source_20_Text">T</text:span>. </text:p>
      <text:p text:style-name="Preformatted_20_Text"><text:soft-page-break/><text:tab/>template &lt;class ...Args&gt;</text:p>
      <text:p text:style-name="P9"><text:tab/>optional&lt;T&gt;::emplace(Args&amp;&amp; ...);</text:p>
      <text:p text:style-name="Text_20_body"><text:span text:style-name="Source_20_Text">emplace</text:span> for <text:span text:style-name="Source_20_Text">any</text:span> can not have an implicit type <text:span text:style-name="Source_20_Text">T</text:span>. We need a way to state explicitly which <text:span text:style-name="Source_20_Text">T</text:span> must be emplaced. </text:p>
      <text:p text:style-name="Preformatted_20_Text"><text:tab/>template &lt;class T, class ...Args&gt;</text:p>
      <text:p text:style-name="P9"><text:tab/>any::emplace(Args&amp;&amp; ...);</text:p>
      <text:p text:style-name="Text_20_body">and used as follows</text:p>
      <text:p text:style-name="Preformatted_20_Text"><text:tab/>any a;</text:p>
      <text:p text:style-name="P9"><text:tab/>a.emplace&lt;T&gt;(v1, ..., vn);</text:p>
      <text:h text:style-name="Heading_20_2" text:outline-level="2"><text:bookmark text:name="user-content-about-emptyexplicit-operator-bool-member-functions"/>About <text:span text:style-name="Source_20_Text">empty()</text:span>/<text:span text:style-name="Source_20_Text">explicit operator bool()</text:span> member functions</text:h>
      <text:p text:style-name="Text_20_body"><text:span text:style-name="Source_20_Text">empty</text:span> is more associated to containers. We don't see neither <text:span text:style-name="Source_20_Text">any</text:span> nor <text:span text:style-name="Source_20_Text">optional</text:span> as container classes. For probably valued types (as are the smart pointers and optional) the standard uses <text:span text:style-name="T1">explicit operator bool</text:span> conversion instead.<text:line-break/>We consider <text:span text:style-name="Source_20_Text">any</text:span> as a probably valued type.</text:p>
      <text:h text:style-name="Heading_20_2" text:outline-level="2"><text:bookmark text:name="user-content-about-clearreset-member-functions"/>About <text:span text:style-name="Source_20_Text">clear()/reset()</text:span> member functions</text:h>
      <text:p text:style-name="Text_20_body"><text:span text:style-name="Source_20_Text">clear</text:span> is more associated to containers. We don't see neither <text:span text:style-name="Source_20_Text">any</text:span> nor <text:span text:style-name="Source_20_Text">optional</text:span> as container classes. For probably valued types (as are the smart pointers) the standard uses <text:span text:style-name="Source_20_Text">reset</text:span> instead. </text:p>
      <text:h text:style-name="Heading_20_2" text:outline-level="2"><text:bookmark text:name="user-content-about-the-constant-none"/>About the constant <text:span text:style-name="Source_20_Text">none</text:span></text:h>
      <text:p text:style-name="Text_20_body">Instead of an additional <text:span text:style-name="Source_20_Text">none</text:span>, <text:span text:style-name="Source_20_Text">any{}</text:span> plays well the role. However, the authors think that using <text:span text:style-name="Source_20_Text">none</text:span> is much more explicit.</text:p>
      <text:p text:style-name="Preformatted_20_Text"><text:tab/>any a = 1;</text:p>
      <text:p text:style-name="P9"><text:tab/>a = none;</text:p>
      <text:h text:style-name="Heading_20_2" text:outline-level="2"><text:bookmark text:name="user-content-do-we-need-a-specific-type-for-none"/>Do we need a specific type for <text:span text:style-name="Source_20_Text">none</text:span></text:h>
      <text:p text:style-name="Text_20_body">Instead of an additional type <text:span text:style-name="Source_20_Text">none_t</text:span> to declare the constant <text:span text:style-name="Source_20_Text">none</text:span> as </text:p>
      <text:p text:style-name="Text_20_body"><text:span text:style-name="Source_20_Text"><text:tab/></text:span><text:span text:style-name="Source_20_Text"><text:span text:style-name="T7">constexpr none_t none{}</text:span></text:span></text:p>
      <text:p text:style-name="Text_20_body">we can just declare it as </text:p>
      <text:p text:style-name="Text_20_body"><text:span text:style-name="Source_20_Text"><text:tab/></text:span><text:span text:style-name="Source_20_Text"><text:span text:style-name="T7">constexpr any none{}</text:span></text:span> </text:p>
      <text:p text:style-name="Text_20_body">which plays well its role. </text:p>
      <text:p text:style-name="Text_20_body">The advantages of the <text:span text:style-name="Source_20_Text">any</text:span> constant is that we don't need conversions. However, assignment from <text:span text:style-name="Source_20_Text">none</text:span> could be less efficient. If performance is required the user should use the <text:span text:style-name="Source_20_Text">reset</text:span> function.</text:p>
      <text:p text:style-name="Text_20_body">Alternatively we can add <text:span text:style-name="Source_20_Text">none_t</text:span> and define the corresponding conversions as done for <text:soft-page-break/><text:span text:style-name="T1">optional</text:span> </text:p>
      <text:h text:style-name="Heading_20_2" text:outline-level="2"><text:bookmark text:name="user-content-about-a-none_t-type-implicitly-convertible-to-any-and-optional"/>About a <text:span text:style-name="Source_20_Text">none_t</text:span> type implicitly convertible to <text:span text:style-name="Source_20_Text">any</text:span> and <text:span text:style-name="Source_20_Text">optional</text:span></text:h>
      <text:p text:style-name="Text_20_body">An alternative to the reset member function would be to be able to assign a <text:span text:style-name="Source_20_Text">none_t</text:span> to an <text:span text:style-name="Source_20_Text">optional</text:span> and to an <text:span text:style-name="Source_20_Text">any</text:span>. We could consider that a default instance of <text:span text:style-name="Source_20_Text">any</text:span> contains an instance of a <text:span text:style-name="Source_20_Text">none_t</text:span> type, as <text:span text:style-name="Source_20_Text">optional</text:span> contains a <text:span text:style-name="Source_20_Text">nullopt</text:span>.</text:p>
      <text:p text:style-name="Text_20_body">The problem is that then <text:span text:style-name="Source_20_Text">none</text:span> can be seen as an <text:span text:style-name="Source_20_Text">optional</text:span> or an <text:span text:style-name="Source_20_Text">any</text:span> and could result in possible ambiguity.</text:p>
      <text:p text:style-name="Text_20_body">We think that this implicit conversions go against the raison d'être of <text:span text:style-name="Source_20_Text">nullptr</text:span> and that we need explicit factories/constants.</text:p>
      <text:h text:style-name="Heading_20_2" text:outline-level="2"><text:bookmark text:name="user-content-do-we-need-an-explicit-make_any-factory"/>Do we need an explicit <text:span text:style-name="Source_20_Text">make_any</text:span> factory?</text:h>
      <text:p text:style-name="Text_20_body"><text:span text:style-name="Source_20_Text">any</text:span> is not a generic type but a type erased type. <text:span text:style-name="Source_20_Text">any</text:span> play the same role than a possible <text:span text:style-name="Source_20_Text">make_any</text:span>.</text:p>
      <text:p text:style-name="Text_20_body">This is way this paper doesn't propose a <text:span text:style-name="Source_20_Text">make_any</text:span> factory. </text:p>
      <text:p text:style-name="Text_20_body">Note also that if [N4471] is adopted we wouldn't need any more <text:span text:style-name="T1">make_optional</text:span><text:span text:style-name="T3">, as </text:span><text:span text:style-name="T1">optional(1)</text:span><text:span text:style-name="T3"> would e.g.be deduced as </text:span><text:span text:style-name="T1">optional&lt;int&gt;</text:span><text:span text:style-name="T3">.</text:span></text:p>
      <text:h text:style-name="Heading_20_2" text:outline-level="2"><text:bookmark text:name="user-content-about-an-emplace-factories"/>About emplace factories</text:h>
      <text:p text:style-name="Text_20_body">However, we could consider an emplace_xxx factory that in place constructs a <text:span text:style-name="Source_20_Text">T</text:span>.</text:p>
      <text:p text:style-name="Text_20_body"><text:span text:style-name="Source_20_Text">optional&lt;T&gt;</text:span> and <text:span text:style-name="Source_20_Text">any</text:span> could be in place constructed as follows:</text:p>
      <text:p text:style-name="Preformatted_20_Text"><text:tab/>optional&lt;T&gt; opt(in_place_t(&amp;)(unspecified), v1, vn);</text:p>
      <text:p text:style-name="Preformatted_20_Text"><text:tab/>f(optional&lt;T&gt;(in_place, v1, vn));</text:p>
      <text:p text:style-name="Preformatted_20_Text"/>
      <text:p text:style-name="Preformatted_20_Text"><text:tab/>any a(in_place_t(&amp;)(unspecified&lt;T&gt;), v1, vn);</text:p>
      <text:p text:style-name="P9"><text:tab/>f(any(in_place&lt;T&gt;, v1, vn));</text:p>
      <text:p text:style-name="Text_20_body">When we use auto things change a little bit</text:p>
      <text:p text:style-name="Preformatted_20_Text"><text:tab/>auto opt=optional&lt;T&gt;(in_place, v1, vn);</text:p>
      <text:p text:style-name="P9"><text:tab/>auto a=any(in_place&lt;T&gt;, v1, vn);</text:p>
      <text:p text:style-name="Text_20_body">This is almost uniform. However having an <text:span text:style-name="Source_20_Text">emplace_xxx</text:span> factory function would make the code even more uniform</text:p>
      <text:p text:style-name="Preformatted_20_Text"><text:tab/>auto opt=emplace_optional&lt;T&gt;(v1, vn);</text:p>
      <text:p text:style-name="Preformatted_20_Text"><text:tab/>f(emplace_optional&lt;T&gt;(v1, vn));</text:p>
      <text:p text:style-name="Preformatted_20_Text"/>
      <text:p text:style-name="Preformatted_20_Text"><text:tab/>auto a=emplace_any&lt;T&gt;(v1, vn);</text:p>
      <text:p text:style-name="P9"><text:tab/>f(emplace_any&lt;T&gt;(v1, vn));</text:p>
      <text:p text:style-name="Text_20_body">The implementation of <text:span text:style-name="Source_20_Text">emplace_any</text:span> could be:</text:p>
      <text:p text:style-name="Preformatted_20_Text">template &lt;class T, class ...Args&gt;</text:p>
      <text:p text:style-name="Preformatted_20_Text"><text:soft-page-break/><text:tab/>any emplace_any(Args&amp;&amp; ...args) {</text:p>
      <text:p text:style-name="Preformatted_20_Text"><text:s text:c="4"/><text:tab/><text:tab/>return any(in_place&lt;T&gt;, std::forward&lt;Args&gt;(args)...);</text:p>
      <text:p text:style-name="P9"><text:tab/>}</text:p>
      <text:h text:style-name="Heading_20_2" text:outline-level="2"><text:bookmark text:name="user-content-which-file-for-in_place_t-and-in_place"/>Which file for <text:span text:style-name="Source_20_Text">in_place_t</text:span> and <text:span text:style-name="Source_20_Text">in_place</text:span>?</text:h>
      <text:p text:style-name="Text_20_body">As <text:span text:style-name="Source_20_Text">in_place_t</text:span> and <text:span text:style-name="Source_20_Text">in_place</text:span> are used by <text:span text:style-name="Source_20_Text">optional</text:span> and <text:span text:style-name="Source_20_Text">any</text:span> we need to move its definition to another file. The preference of the authors will be to place them in <text:span text:style-name="Source_20_Text">&lt;experimental/utility&gt;</text:span>.</text:p>
      <text:p text:style-name="Text_20_body">Note that <text:span text:style-name="Source_20_Text">in_place </text:span>can also be used by <text:span text:style-name="Source_20_Text">experimental::variant</text:span> and that in this case it could also take an index as template parameter.</text:p>
      <text:h text:style-name="Heading_20_2" text:outline-level="2"><text:bookmark text:name="user-content-getters-versus-cast"/>Getters versus cast</text:h>
      <text:p text:style-name="Text_20_body">The generic <text:span text:style-name="Source_20_Text">get&lt;T&gt;(t)</text:span> and <text:span text:style-name="Source_20_Text">get&lt;I&gt;(t)</text:span> is convenient for product types as we know that the product type will contain an instance of any one of its parts. However, both <text:span text:style-name="Source_20_Text">any</text:span> and <text:span text:style-name="Source_20_Text">variant</text:span> are sum types, and so we are not sure the sum type stores the request type. This is why <text:span text:style-name="Source_20_Text">any</text:span> propose the use of <text:span text:style-name="Source_20_Text">any_cast</text:span>. We suggest that variant should use some kind of cast, e.g. <text:span text:style-name="Source_20_Text">variant_cast.</text:span></text:p>
      <text:p text:style-name="Text_20_body"><text:span text:style-name="Source_20_Text"><text:span text:style-name="T3">Moving to a cast like interface goes together with changing of </text:span></text:span><text:span text:style-name="Source_20_Text"><text:span text:style-name="T1">bad_xxx_access</text:span></text:span><text:span text:style-name="Source_20_Text"><text:span text:style-name="T3"> to </text:span></text:span><text:span text:style-name="Source_20_Text"><text:span text:style-name="T1">bad_xxx_cast</text:span></text:span><text:span text:style-name="Source_20_Text"><text:span text:style-name="T3"> both for optional and variant.</text:span></text:span></text:p>
      <text:p text:style-name="Text_20_body"><text:span text:style-name="Source_20_Text"><text:span text:style-name="T3">It seems natural that all these </text:span></text:span><text:span text:style-name="Source_20_Text"><text:span text:style-name="T1">bad_xxx_cast</text:span></text:span><text:span text:style-name="Source_20_Text"><text:span text:style-name="T3"> inherits from </text:span></text:span><text:span text:style-name="Source_20_Text"><text:span text:style-name="T1">bad_cast</text:span></text:span><text:span text:style-name="Source_20_Text"><text:span text:style-name="T3">.</text:span></text:span></text:p>
      <text:h text:style-name="Heading_20_2" text:outline-level="2"><text:span text:style-name="Source_20_Text">Generic sum_cast</text:span></text:h>
      <text:p text:style-name="Text_20_body">In the same way we have <text:span text:style-name="Source_20_Text">get</text:span> for product types, why not have the same generic name for sum types, e.g. <text:span text:style-name="Source_20_Text">sum_cast</text:span>. <text:s/>This will be a customization point and the user should be able to overload these functions.</text:p>
      <text:p text:style-name="Text_20_body">There is a new proposal [RC] that has the same concern for TypeEsared types. The overlap between Sum types and TypeErased types is incredible, as we can consider TypeErased types as the Sum of all types satisfying type we want to erase, and that the TypeErased recover proposal consider Sum types as a TypeErased type where the types are given explicitly.</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1424523599" text:style-name="L16">
        <text:list-item>
          <text:p text:style-name="P5">Do we want in place constructor for <text:span text:style-name="Source_20_Text">any</text:span>?</text:p>
        </text:list-item>
        <text:list-item>
          <text:p text:style-name="P5">Do we want to adopt the new <text:span text:style-name="Source_20_Text">in_place</text:span> definition ? </text:p>
        </text:list-item>
        <text:list-item>
          <text:p text:style-name="P5">Do we want the <text:span text:style-name="Source_20_Text">clear</text:span> and <text:span text:style-name="Source_20_Text">reset</text:span> changes?</text:p>
        </text:list-item>
        <text:list-item>
          <text:p text:style-name="P5">Do we want the <text:span text:style-name="Source_20_Text">operator bool</text:span> changes?</text:p>
        </text:list-item>
        <text:list-item>
          <text:p text:style-name="P5">Do we want the <text:span text:style-name="Source_20_Text">emplace_xxx</text:span> factories?</text:p>
        </text:list-item>
        <text:list-item>
          <text:p text:style-name="P5"><text:soft-page-break/>Do we want to move <text:span text:style-name="Source_20_Text">variant</text:span> access interface from <text:span text:style-name="Source_20_Text">get</text:span>/<text:span text:style-name="Source_20_Text">get_if</text:span> to a cast like <text:span text:style-name="Source_20_Text">variant_cast</text:span> interface?</text:p>
        </text:list-item>
        <text:list-item>
          <text:p text:style-name="P5">If yes, do we want a generic <text:span text:style-name="Source_20_Text">sum_cast</text:span>? </text:p>
        </text:list-item>
        <text:list-item>
          <text:p text:style-name="P5">If yes, do we want a generic <text:span text:style-name="Source_20_Text">sum_cast</text:span> overload for <text:span text:style-name="Source_20_Text">optional</text:span>? </text:p>
        </text:list-item>
      </text:list>
      <text:h text:style-name="Heading_20_1" text:outline-level="1"><text:bookmark text:name="user-content-technical-specification"/>Technical Specification</text:h>
      <text:p text:style-name="Text_20_body">The wording is relative to [N4480].</text:p>
      <text:p text:style-name="Text_20_body">The present wording doesn't contain any modification to the variant proposal, as it is not yet on the TS. </text:p>
      <text:p text:style-name="Text_20_body"/>
      <text:p text:style-name="Text_20_body">Move <text:span text:style-name="Source_20_Text">in_place_t</text:span> from [optional/synop] and [optional/inplace] to the synopsis, replace <text:span text:style-name="Source_20_Text">in_place</text:span> by`</text:p>
      <text:p text:style-name="Preformatted_20_Text"><text:s text:c="2"/>struct in_place_t {};</text:p>
      <text:p text:style-name="Preformatted_20_Text"><text:s text:c="2"/>constexpr in_place_t in_place(unspecified);</text:p>
      <text:p text:style-name="Preformatted_20_Text"><text:s text:c="2"/>template &lt;class ...T&gt;;</text:p>
      <text:p text:style-name="Preformatted_20_Text"><text:s text:c="4"/>constexpr in_place_t in_place(unspecified&lt;T...&gt;);</text:p>
      <text:p text:style-name="Preformatted_20_Text"><text:s text:c="2"/>template &lt;size N&gt;;</text:p>
      <text:p text:style-name="P9"><text:s text:c="2"/>constexpr in_place_t in_place(unspecified&lt;N&gt;);</text:p>
      <text:p text:style-name="Text_20_body"/>
      <text:p text:style-name="Text_20_body">Update [optional.synopsis] adding after <text:span text:style-name="Source_20_Text">make_optional</text:span></text:p>
      <text:p text:style-name="Preformatted_20_Text"><text:s text:c="2"/>template &lt;class T, class ...Args&gt;</text:p>
      <text:p text:style-name="P9"><text:s text:c="4"/>optional&lt;T&gt; emplace_optional(Args&amp;&amp; ...args);</text:p>
      <text:p text:style-name="Text_20_body"/>
      <text:p text:style-name="Text_20_body">Update [optional.object] updating <text:span text:style-name="Source_20_Text">in_place_t</text:span> by <text:span text:style-name="Source_20_Text">in_place_t (&amp;)(unspecified)</text:span> and add</text:p>
      <text:p text:style-name="P9"><text:s text:c="4"/>void reset() noexcept;</text:p>
      <text:p text:style-name="Text_20_body">Add in [optional.specalg]</text:p>
      <text:p text:style-name="Preformatted_20_Text"><text:s text:c="2"/>template &lt;class T, class ...Args&gt;</text:p>
      <text:p text:style-name="P9"><text:s text:c="4"/>optional&lt;T&gt; emplace_optional(Args&amp;&amp; ...args);</text:p>
      <text:p text:style-name="Text_20_body"><text:span text:style-name="Emphasis">Returns</text:span>: <text:span text:style-name="T1">optional(in_place, std::forward(args)...)</text:span>. </text:p>
      <text:p text:style-name="Text_20_body"/>
      <text:p text:style-name="Text_20_body">Update [any.synopsis] adding</text:p>
      <text:p text:style-name="Preformatted_20_Text"><text:s text:c="2"/>template &lt;class T, class ...Args&gt;</text:p>
      <text:p text:style-name="P9"><text:s text:c="4"/>any emplace_any(Args&amp;&amp; ...args);</text:p>
      <text:p text:style-name="Text_20_body"/>
      <text:p text:style-name="Text_20_body">Add inside class <text:span text:style-name="Source_20_Text">any</text:span></text:p>
      <text:p text:style-name="Preformatted_20_Text"><text:soft-page-break/><text:s text:c="2"/>template &lt;class T, class ...Args&gt;</text:p>
      <text:p text:style-name="Preformatted_20_Text"><text:s text:c="4"/>any(in_place_t (&amp;)(unspecified&lt;T&gt;), Args&amp;&amp; ...);</text:p>
      <text:p text:style-name="Preformatted_20_Text"><text:s text:c="2"/>template &lt;class T, class U, class... Args&gt;</text:p>
      <text:p text:style-name="Preformatted_20_Text"><text:s text:c="4"/>explicit any(in_place_t (&amp;)(unspecified&lt;T&gt;), initializer_list&lt;U&gt;, Args&amp;&amp;...);</text:p>
      <text:p text:style-name="Preformatted_20_Text"/>
      <text:p text:style-name="Preformatted_20_Text"><text:s text:c="2"/>template &lt;class T, class ...Args&gt;</text:p>
      <text:p text:style-name="Preformatted_20_Text"><text:s text:c="4"/>void emplace(Args&amp;&amp; ...);</text:p>
      <text:p text:style-name="Preformatted_20_Text"><text:s text:c="2"/>template &lt;class T, class U, class... Args&gt;</text:p>
      <text:p text:style-name="P9"><text:s text:c="4"/>void emplace(initializer_list&lt;U&gt;, Args&amp;&amp;...);</text:p>
      <text:p text:style-name="Text_20_body"/>
      <text:p text:style-name="Text_20_body">Replace inside class <text:span text:style-name="Source_20_Text">any</text:span></text:p>
      <text:p text:style-name="Preformatted_20_Text"><text:s text:c="2"/>void clear() noexcept;</text:p>
      <text:p text:style-name="P9"><text:s text:c="2"/>bool empty() const noexcept;</text:p>
      <text:p text:style-name="Text_20_body">by</text:p>
      <text:p text:style-name="Preformatted_20_Text"><text:s text:c="2"/>void reset() noexcept;</text:p>
      <text:p text:style-name="P9"><text:s text:c="2"/>explicit operator bool() const noexcept;</text:p>
      <text:p text:style-name="Text_20_body">Add after class <text:span text:style-name="Source_20_Text">any</text:span></text:p>
      <text:p text:style-name="P6"><text:s text:c="2"/>constexpr any none{};</text:p>
      <text:p text:style-name="Text_20_body"><text:span text:style-name="T7"/></text:p>
      <text:p text:style-name="Text_20_body">Add in [any/cons] <text:span text:style-name="Source_20_Text">any</text:span> construct/destruc after p14</text:p>
      <text:p text:style-name="Preformatted_20_Text"><text:s text:c="2"/>template &lt;class T, class ...Args&gt;</text:p>
      <text:p text:style-name="Preformatted_20_Text"><text:s text:c="4"/>any(in_place_t(&amp;)(unspecified&lt;T&gt;), Args&amp;&amp; ...); <text:s text:c="2"/></text:p>
      <text:p text:style-name="P9"/>
      <text:p text:style-name="Text_20_body"><text:span text:style-name="Emphasis">Requires</text:span>: is_constructible_v is true. </text:p>
      <text:p text:style-name="Text_20_body"><text:span text:style-name="Emphasis">Effects</text:spa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of type </text:span><text:span text:style-name="Emphasis"><text:span text:style-name="Source_20_Text">T</text:span></text:span><text:span text:style-name="Emphasis">. </text:span></text:p>
      <text:p text:style-name="Text_20_body"><text:span text:style-name="Emphasis">Throws</text:span>: Any exception thrown by the selected constructor of <text:span text:style-name="Source_20_Text">T</text:span>.</text:p>
      <text:p text:style-name="Preformatted_20_Text"><text:s text:c="2"/>template &lt;class T, class U, class ...Args&gt;</text:p>
      <text:p text:style-name="Preformatted_20_Text"><text:s text:c="4"/>any(in_place_t (&amp;)(unspecified&lt;T&gt;), initializer_list&lt;U&gt; il, Args&amp;&amp; ...args); <text:s text:c="2"/></text:p>
      <text:p text:style-name="Text_20_body"><text:span text:style-name="Emphasis"/></text:p>
      <text:p text:style-name="Text_20_body"><text:span text:style-name="Emphasis">Requires</text:span>: <text:span text:style-name="Source_20_Text">is_constructible_v&lt;T, initializer_list&lt;U&gt;&amp;, Args&amp;&amp;...&gt;</text:span> is true.</text:p>
      <text:p text:style-name="Text_20_body"><text:span text:style-name="Emphasis">Effects</text:span>: Initializes the contained value as if direct-non-list-initializing an object of type <text:span text:style-name="Source_20_Text">T</text:span> with the arguments <text:span text:style-name="Source_20_Text">il, std::forward&lt;Args&gt;(args)...</text:span>. </text:p>
      <text:p text:style-name="Text_20_body"><text:span text:style-name="Emphasis">Postconditions</text:span>: <text:span text:style-name="Source_20_Text">*this</text:span> contains a value. </text:p>
      <text:p text:style-name="Text_20_body"><text:span text:style-name="Emphasis">Throws</text:span>: Any exception thrown by the selected constructor of <text:span text:style-name="Source_20_Text">T</text:span>. </text:p>
      <text:p text:style-name="Text_20_body"><text:span text:style-name="Emphasis">Remarks</text:span>: The function shall not participate in overload resolution unless <text:span text:style-name="Source_20_Text">is_constructible_v&lt;T, initializer_list&lt;U&gt;&amp;, Args&amp;&amp;...&gt;</text:span> is true. </text:p>
      <text:p text:style-name="Text_20_body"/>
      <text:p text:style-name="Text_20_body"><text:soft-page-break/>Add in [any/modifiers]</text:p>
      <text:p text:style-name="Preformatted_20_Text"><text:s text:c="4"/>template &lt;class T, class ...Args&gt;</text:p>
      <text:p text:style-name="Preformatted_20_Text"><text:s text:c="4"/>void emplace(Args&amp;&amp; ...);</text:p>
      <text:p text:style-name="P9"><text:s text:c="2"/></text:p>
      <text:p text:style-name="Text_20_body"><text:span text:style-name="Emphasis">Requires</text:span>: is_constructible_v is true. </text:p>
      <text:p text:style-name="Text_20_body"><text:span text:style-name="Emphasis">Effects</text:span>: Calls <text:span text:style-name="Source_20_Text">this.reset()</text:span>. The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 </text:p>
      <text:p text:style-name="Preformatted_20_Text"/>
      <text:p text:style-name="Preformatted_20_Text"/>
      <text:p text:style-name="Preformatted_20_Text"><text:s text:c="4"/>template &lt;class T, class U, class ...Args&gt;</text:p>
      <text:p text:style-name="Preformatted_20_Text"><text:s text:c="4"/>void emplace(initializer_list&lt;U&gt; il, Args&amp;&amp; ...);</text:p>
      <text:p text:style-name="P9"/>
      <text:p text:style-name="Text_20_body"><text:span text:style-name="Emphasis"><text:span text:style-name="T3">Effects</text:span></text:span><text:span text:style-name="T3">: Calls </text:span><text:span text:style-name="T1">this-&gt;reset()</text:span><text:span text:style-name="Source_20_Text"><text:span text:style-name="T3">. Then initializes the contained value as if direct-non-list-initializing an object of type </text:span></text:span><text:span text:style-name="T1">T</text:span><text:span text:style-name="T3"> </text:span><text:span text:style-name="Source_20_Text"><text:span text:style-name="T3">with the argument </text:span></text:span><text:span text:style-name="Source_20_Text"><text:span text:style-name="T1">s</text:span></text:span><text:span text:style-name="T1">il, std::forward(args)...</text:span><text:span text:style-name="Source_20_Text"><text:span text:style-name="T1">.</text:span></text:span><text:span text:style-name="Source_20_Text"><text:span text:style-name="T3"> </text:span></text:span></text:p>
      <text:p text:style-name="Text_20_body"><text:span text:style-name="Source_20_Text"><text:span text:style-name="T4">Postconditions</text:span></text:span><text:span text:style-name="Source_20_Text"><text:span text:style-name="T3">: </text:span></text:span><text:span text:style-name="Emphasis"><text:span text:style-name="T2">this</text:span></text:span><text:span text:style-name="Emphasis"><text:span text:style-name="T5"> contains a value.</text:span></text:span><text:span text:style-name="Emphasis"><text:span text:style-name="T6"> </text:span></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text:p>
      <text:p text:style-name="Text_20_body"><text:span text:style-name="Source_20_Text"><text:span text:style-name="T3">The function shall not participate in overload resolution unless </text:span></text:span><text:span text:style-name="Source_20_Text"><text:span text:style-name="T1">is_constructible_v&lt;T, initializer_list&lt;U&gt;&amp;, Args&amp;&amp;...&gt;</text:span></text:span><text:span text:style-name="Source_20_Text"><text:span text:style-name="T3"> is true.</text:span></text:span></text:p>
      <text:p text:style-name="Text_20_body"><text:span text:style-name="T3"/></text:p>
      <text:p text:style-name="Text_20_body">Replace in [any/modifier], <text:span text:style-name="Source_20_Text">clear</text:span> by <text:span text:style-name="Source_20_Text">reset</text:span>.</text:p>
      <text:p text:style-name="Text_20_body"/>
      <text:p text:style-name="Text_20_body">Replace in [any/observers], <text:span text:style-name="Source_20_Text">empty</text:span> by <text:span text:style-name="T1">explicit operator bool</text:span>.</text:p>
      <text:p text:style-name="Text_20_body"/>
      <text:p text:style-name="Text_20_body">Add in [any/nonmember]</text:p>
      <text:p text:style-name="Preformatted_20_Text"><text:s text:c="2"/>template &lt;class T, class ...Args&gt;</text:p>
      <text:p text:style-name="P9"><text:s text:c="4"/>any emplace_any(Args&amp;&amp; ...args);</text:p>
      <text:p text:style-name="Text_20_body"><text:span text:style-name="Emphasis">Returns</text:span>: <text:span text:style-name="T1">any(in_place, std::forward&lt;Args&gt;(args)...)</text:span>. </text:p>
      <text:h text:style-name="Heading_20_1" text:outline-level="1"><text:bookmark text:name="user-content-acknowledgements"/>Acknowledgements</text:h>
      <text:p text:style-name="Text_20_body">Thanks to Jeffrey Yasskin to encourage me to report these as possible issues of the TS, </text:p>
      <text:p text:style-name="Text_20_body">Agustin Bergé K-Balo for the function reference idea to represent <text:span text:style-name="Source_20_Text">in_place</text:span> tags overloads.<text:line-break/><text:soft-page-break/></text:p>
      <text:h text:style-name="Heading_20_1" text:outline-level="1"><text:bookmark text:name="user-content-references"/>References</text:h>
      <text:p text:style-name="Text_20_body"><text:bookmark text:name="N4480"/><text:bookmark text:name="user-content-n4480"/>[N4480] N4480 - Working Draft, C++ Extensions for Library Fundamentals <text:a xlink:type="simple" xlink:href="http://www.open-std.org/jtc1/sc22/wg21/docs/papers/2015/n4480.html">http://www.open-std.org/jtc1/sc22/wg21/docs/papers/2015/n4480.html</text:a></text:p>
      <text:p text:style-name="Text_20_body"><text:bookmark text:name="N4542"/><text:bookmark text:name="user-content-n4542"/>[N4542] N4542 - Variant: a type-safe union (v4) <text:a xlink:type="simple" xlink:href="http://www.open-std.org/jtc1/sc22/wg21/docs/papers/2015/n4542.pdf">http://www.open-std.org/jtc1/sc22/wg21/docs/papers/2015/n4542.pdf</text:a></text:p>
      <text:p text:style-name="Text_20_body"><text:bookmark text:name="eggs-variant"/><text:bookmark text:name="user-content-eggsvariant"/>[eggs-variant] eggs::variant</text:p>
      <text:p text:style-name="Text_20_body"><text:a xlink:type="simple" xlink:href="https://github.com/eggs-cpp/variant">https://github.com/eggs-cpp/variant</text:a></text:p>
      <text:p text:style-name="Text_20_body">[N4471] N4471 -Template parameter deduction for constructors (Rev 2) </text:p>
      <text:p text:style-name="Text_20_body"><text:a xlink:type="simple" xlink:href="http://www.open-std.org/jtc1/sc22/wg21/docs/papers/2015/n4471.html">http://www.open-std.org/jtc1/sc22/wg21/docs/papers/2015/n4471.html</text:a></text:p>
      <text:p text:style-name="Text_20_body">[RC] DXXXX – std::recover: undoing type erasu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text:span text:style-name="Source_20_Text">variant&lt;Ts...&gt;</text:span>, <text:span text:style-name="Source_20_Text">any</text:span> and <text:span text:style-name="Source_20_Text">optional&lt;T&gt; </text:span>Coherency <text:tab/>D0032 </text:p>
      </style:header>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9-09T08:26:46</dc:date>
    <dc:creator>Vicente Botet Escriba</dc:creator>
    <meta:editing-duration>P4DT11H7M21S</meta:editing-duration>
    <meta:editing-cycles>95</meta:editing-cycles>
    <meta:generator>OpenOffice.org/3.3$Unix OpenOffice.org_project/330m20$Build-9567</meta:generator>
    <meta:document-statistic meta:table-count="1" meta:image-count="0" meta:object-count="0" meta:page-count="11" meta:paragraph-count="264" meta:word-count="2418" meta:character-count="16746"/>
  </office:meta>
</office:document-meta>
</file>